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>
        <style:tab-stops>
          <style:tab-stop style:type="left" style:position="2.125in"/>
          <style:tab-stop style:type="left" style:position="3.7888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  <style:tab-stop style:type="left" style:position="6.375in"/>
        </style:tab-stops>
      </style:paragraph-properties>
    </style:style>
    <style:style style:name="P6" style:parent-style-name="Standard" style:family="paragraph">
      <style:paragraph-properties>
        <style:tab-stops>
          <style:tab-stop style:type="left" style:position="2.125in"/>
          <style:tab-stop style:type="left" style:position="3.7888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  <style:tab-stop style:type="left" style:position="6.375in"/>
        </style:tab-stops>
      </style:paragraph-properties>
    </style:style>
    <style:style style:name="P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8" style:parent-style-name="Policepardéfaut" style:family="text">
      <style:text-properties style:font-style-complex="italic"/>
    </style:style>
    <style:style style:name="P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2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6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6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6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6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5" style:parent-style-name="Policepardéfaut" style:family="text">
      <style:text-properties style:font-name-asian="Times New Roman" style:font-name-complex="Times New Roman" style:language-complex="ar" style:country-complex="SA"/>
    </style:style>
    <style:style style:name="P6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olumn92" style:family="table-column">
      <style:table-column-properties style:column-width="1.6736in" style:use-optimal-column-width="false"/>
    </style:style>
    <style:style style:name="TableColumn93" style:family="table-column">
      <style:table-column-properties style:column-width="1.6729in" style:use-optimal-column-width="false"/>
    </style:style>
    <style:style style:name="TableColumn94" style:family="table-column">
      <style:table-column-properties style:column-width="1.6729in" style:use-optimal-column-width="false"/>
    </style:style>
    <style:style style:name="TableColumn95" style:family="table-column">
      <style:table-column-properties style:column-width="1.6736in" style:use-optimal-column-width="false"/>
    </style:style>
    <style:style style:name="Table91" style:family="table">
      <style:table-properties style:width="6.693in" fo:margin-left="-0.009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0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olumn107" style:family="table-column">
      <style:table-column-properties style:column-width="1.6736in" style:use-optimal-column-width="false"/>
    </style:style>
    <style:style style:name="TableColumn108" style:family="table-column">
      <style:table-column-properties style:column-width="1.6729in" style:use-optimal-column-width="false"/>
    </style:style>
    <style:style style:name="TableColumn109" style:family="table-column">
      <style:table-column-properties style:column-width="1.6729in" style:use-optimal-column-width="false"/>
    </style:style>
    <style:style style:name="TableColumn110" style:family="table-column">
      <style:table-column-properties style:column-width="1.6736in" style:use-optimal-column-width="false"/>
    </style:style>
    <style:style style:name="Table106" style:family="table">
      <style:table-properties style:width="6.693in" fo:margin-left="-0.009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2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2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2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25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26" style:parent-style-name="TableContents" style:family="paragraph">
      <style:text-properties style:font-name="Arial"/>
    </style:style>
    <style:style style:name="TableColumn128" style:family="table-column">
      <style:table-column-properties style:column-width="1.7388in" style:use-optimal-column-width="false"/>
    </style:style>
    <style:style style:name="TableColumn129" style:family="table-column">
      <style:table-column-properties style:column-width="0.352in" style:use-optimal-column-width="false"/>
    </style:style>
    <style:style style:name="TableColumn130" style:family="table-column">
      <style:table-column-properties style:column-width="4.6027in" style:use-optimal-column-width="false"/>
    </style:style>
    <style:style style:name="Table127" style:family="table">
      <style:table-properties style:width="6.6937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Arial"/>
    </style:style>
    <style:style style:name="TableCell134" style:family="table-cell">
      <style:table-cell-properties fo:border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/>
    </style:style>
    <style:style style:name="TableCell136" style:family="table-cell">
      <style:table-cell-properties fo:border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Arial"/>
    </style:style>
    <style:style style:name="P138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39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40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41" style:parent-style-name="TableContents" style:family="paragraph">
      <style:text-properties style:font-name="Arial"/>
    </style:style>
    <style:style style:name="TableColumn143" style:family="table-column">
      <style:table-column-properties style:column-width="1.7388in" style:use-optimal-column-width="false"/>
    </style:style>
    <style:style style:name="TableColumn144" style:family="table-column">
      <style:table-column-properties style:column-width="0.352in" style:use-optimal-column-width="false"/>
    </style:style>
    <style:style style:name="TableColumn145" style:family="table-column">
      <style:table-column-properties style:column-width="4.6027in" style:use-optimal-column-width="false"/>
    </style:style>
    <style:style style:name="Table142" style:family="table">
      <style:table-properties style:width="6.6937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/>
    </style:style>
    <style:style style:name="TableCell149" style:family="table-cell">
      <style:table-cell-properties fo:border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/>
    </style:style>
    <style:style style:name="TableCell151" style:family="table-cell">
      <style:table-cell-properties fo:border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Arial"/>
    </style:style>
    <style:style style:name="P153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54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55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56" style:parent-style-name="TableContents" style:family="paragraph">
      <style:text-properties style:font-name="Arial"/>
    </style:style>
    <style:style style:name="TableColumn158" style:family="table-column">
      <style:table-column-properties style:column-width="1.7388in" style:use-optimal-column-width="false"/>
    </style:style>
    <style:style style:name="TableColumn159" style:family="table-column">
      <style:table-column-properties style:column-width="0.352in" style:use-optimal-column-width="false"/>
    </style:style>
    <style:style style:name="TableColumn160" style:family="table-column">
      <style:table-column-properties style:column-width="4.6027in" style:use-optimal-column-width="false"/>
    </style:style>
    <style:style style:name="Table157" style:family="table">
      <style:table-properties style:width="6.6937in" fo:margin-left="0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/>
    </style:style>
    <style:style style:name="TableCell164" style:family="table-cell">
      <style:table-cell-properties fo:border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Arial"/>
    </style:style>
    <style:style style:name="TableCell166" style:family="table-cell">
      <style:table-cell-properties fo:border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Arial"/>
    </style:style>
    <style:style style:name="P168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69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7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71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7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73" style:parent-style-name="Standard" style:family="paragraph">
      <style:text-properties style:font-style-complex="italic"/>
    </style:style>
  </office:automatic-styles>
  <office:body>
    <office:text text:use-soft-page-breaks="true">
      <text:h text:style-name="P1" text:outline-level="1">Liste des champs de fusion des rapports</text:h>
      <text:p text:style-name="P2"/>
      <text:p text:style-name="P3"/>
      <text:h text:style-name="Titre2" text:outline-level="2">Informations du dossier:</text:h>
      <text:p text:style-name="P4"/>
      <text:p text:style-name="Standard">Identifiant unique du dossier : {idDossier}</text:p>
      <text:p text:style-name="Standard">Date de génération du rapport : {dateGeneration}</text:p>
      <text:p text:style-name="Standard">Type du dossier :<text:s/>{typeDossier}</text:p>
      <text:p text:style-name="Standard">Nature du dossier : {natureDossier}</text:p>
      <text:p text:style-name="Standard">Objet : {objetDossier}</text:p>
      <text:p text:style-name="Standard">Date de création du dossier : {dateCreationDossier}</text:p>
      <text:p text:style-name="Standard">Numéro document urbanisme : {numDocUrba}</text:p>
      <text:p text:style-name="P5">Date de dépôt mairie/service instructeur : {dateDepotMairie}</text:p>
      <text:p text:style-name="P6">Date de réception au secrétariat de la commission : {dateDepotSec}</text:p>
      <text:p text:style-name="Standard">Date de réception au service rapporteur de la commission : {dateSDIS}</text:p>
      <text:p text:style-name="Standard">Date de visite : {dateVisite}</text:p>
      <text:p text:style-name="Standard">Date de passage en commission : {dateComm}</text:p>
      <text:p text:style-name="Standard">État dossier (Complet/Incomplet) : {etatDossier}</text:p>
      <text:p text:style-name="Standard">Hors délai (Oui/Non) :<text:s/>{horsDelai}</text:p>
      <text:p text:style-name="Standard">Analyse de risque : {analyseRisque}</text:p>
      <text:p text:style-name="Standard">Observations sur le dossier : {observationDossier}</text:p>
      <text:p text:style-name="Standard">Demandeur du dossier : {demandeurDossier}</text:p>
      <text:p text:style-name="P7">Avis du rapporteur :<text:s/><text:span text:style-name="T8">{avisDossier}</text:span></text:p>
      <text:p text:style-name="P9">Avis de la commission : {avisDossierCommission}</text:p>
      <text:p text:style-name="P10">Service instructeur : {servInstructeur}</text:p>
      <text:p text:style-name="P11">Descriptif dossier : {descriptifDossier}</text:p>
      <text:p text:style-name="P12">Règles auxquelles il est demandé de déroger : {reglesDerog}</text:p>
      <text:p text:style-name="P13">Justification de la dérogation : {justificationDerog}</text:p>
      <text:p text:style-name="P14">Mesures compensatoires proposées : {mesuresCompensatoiresDerog}</text:p>
      <text:p text:style-name="P15">Mesures complémentaires à respecter : {mesuresComplementairesDerog}</text:p>
      <text:p text:style-name="P16">Date de la dernière visite périodique : {dateLastVP}</text:p>
      <text:p text:style-name="P17">Avis de la dernière visite périodique : {avisLastVP}</text:p>
      <text:p text:style-name="P18">Date de la prochaine visite : {prochaineVisite}</text:p>
      <text:p text:style-name="P19">Périodicité : {periodiciteEtab}</text:p>
      <text:p text:style-name="P20">Date de réception du RVRAT et attestation solidité et MO : {dateRvrat}</text:p>
      <text:p text:style-name="P21">Date avant laquelle les prescriptions doivent être levées : {dateDelaipresc}</text:p>
      <text:p text:style-name="P22">Liste des prévisionnistes du dossier :</text:p>
      <text:p text:style-name="P23">[!-- BEGIN preventionnistes --]{nom} {prenom} ({grade}) [!-- END preventionnistes --]</text:p>
      <text:p text:style-name="P24"/>
      <text:p text:style-name="P25">Lorsque le dossier est incomplet affichage des documents manquants :</text:p>
      <text:p text:style-name="P26">{docManquant}</text:p>
      <text:p text:style-name="P27"/>
      <text:h text:style-name="Titre2" text:outline-level="2">Contacts du dossier</text:h>
      <text:p text:style-name="P28"/>
      <text:p text:style-name="P29">Directeur unique de sécurité :</text:p>
      <text:p text:style-name="P30"><text:tab/>Nom : {nomDus}</text:p>
      <text:p text:style-name="P31"><text:tab/>Prénom : {prenomDus}</text:p>
      <text:p text:style-name="P32"><text:tab/>Numéro de téléphone fixe : {telFixeDus}</text:p>
      <text:soft-page-break/>
      <text:p text:style-name="P33"><text:tab/>Numéro de téléphone portable : {telPortDus}</text:p>
      <text:p text:style-name="P34"><text:tab/>Numéro<text:s/>de fax : {numFaxDus}</text:p>
      <text:p text:style-name="P35"><text:tab/>Société : {societeDus}</text:p>
      <text:p text:style-name="P36"><text:tab/>Mail : {mailDus}</text:p>
      <text:p text:style-name="Standard"/>
      <text:p text:style-name="Standard"/>
      <text:p text:style-name="P37">Exploitant :</text:p>
      <text:p text:style-name="P38"><text:tab/>Nom : {nomExploitant}</text:p>
      <text:p text:style-name="P39"><text:tab/>Prénom : {prenomExploitant}</text:p>
      <text:p text:style-name="P40"><text:tab/>Numéro de téléphone fixe : {telFixeExploitant}</text:p>
      <text:p text:style-name="P41"><text:tab/>Numéro de téléphone portable : {telPortExploitant}</text:p>
      <text:p text:style-name="P42"><text:tab/>Numéro de fax : {numFaxExploitant}</text:p>
      <text:p text:style-name="P43"><text:tab/>Société : {societeExploitant}</text:p>
      <text:p text:style-name="P44"><text:tab/>Mail : {mailExploitant}</text:p>
      <text:p text:style-name="Standard"/>
      <text:p text:style-name="P45">Responsable de sécurité :</text:p>
      <text:p text:style-name="P46"><text:tab/>Nom : {nomRespSecu}</text:p>
      <text:p text:style-name="P47"><text:tab/>Prénom : {prenomRespSecu}</text:p>
      <text:p text:style-name="P48"><text:tab/>Numéro de téléphone fixe : {telFixeRespSecu}</text:p>
      <text:p text:style-name="P49"><text:tab/>Numéro de téléphone portable : {telPortRespSecu}</text:p>
      <text:p text:style-name="P50"><text:tab/>Numéro de fax :<text:s/>{numFaxRespSecu}</text:p>
      <text:p text:style-name="P51"><text:tab/>Société : {societeRespSecu}</text:p>
      <text:p text:style-name="P52"><text:tab/>Mail : {mailRespSecu}</text:p>
      <text:p text:style-name="P53"/>
      <text:p text:style-name="P54">Propriétaire :</text:p>
      <text:p text:style-name="P55"><text:tab/>Nom : {nomProprio}</text:p>
      <text:p text:style-name="P56"><text:tab/>Prénom : {prenomProprio}</text:p>
      <text:p text:style-name="P57"><text:tab/>Numéro de téléphone fixe : {telFixeProprio}</text:p>
      <text:p text:style-name="P58"><text:tab/>Numéro de téléphone portable : {telPortProprio}</text:p>
      <text:p text:style-name="P59"><text:tab/>Numéro de fax : {numFaxProprio}</text:p>
      <text:p text:style-name="P60"><text:tab/>Société : {societeProprio}</text:p>
      <text:p text:style-name="P61"><text:tab/>Mail : {mailProprio}</text:p>
      <text:p text:style-name="P62"/>
      <text:p text:style-name="P63"/>
      <text:p text:style-name="P64">Informations de l'entité:</text:p>
      <text:p text:style-name="Standard"/>
      <text:p text:style-name="Standard">Identifiant unique de l'entité : {numWinPrev}</text:p>
      <text:p text:style-name="Standard">Commune de l'entité : {communeEtab}</text:p>
      <text:p text:style-name="Standard">Libellé de l'entité : {etablissementLibelle}</text:p>
      <text:p text:style-name="Standard">Adresse de l'entité : {etablissementAdresse}</text:p>
      <text:p text:style-name="Standard">Numéro de téléphone de l'entité : {numTelEtab}</text:p>
      <text:p text:style-name="Standard">Numéro de fax de l'entité : {numFaxEtab}</text:p>
      <text:p text:style-name="Standard">Activité principale de l'entité : {activiteP}</text:p>
      <text:p text:style-name="Standard">Type principal de l'entité : {typeLettreP}</text:p>
      <text:p text:style-name="Standard">Activité(s) secondaire(s) de l'entité :<text:s/><text:span text:style-name="T65">{activiteS}</text:span></text:p>
      <text:p text:style-name="Standard">Type(s) secondaire(s) de<text:s/>l'entité : {typeLettreS}</text:p>
      <text:p text:style-name="Standard">Catégorie de l'entité : {categorieEtab}</text:p>
      <text:p text:style-name="Standard">Effectif public de l'entité :<text:s/>{numPublic}</text:p>
      <text:p text:style-name="Standard">Effectif personnel : {numPersonnel}</text:p>
      <text:p text:style-name="Standard">Effectif total : {numTotal}</text:p>
      <text:p text:style-name="Standard">Effectif hébergé : {numHeberge}</text:p>
      <text:p text:style-name="Standard">Présence d'extinction automatique à eau : {extinctionAuto}</text:p>
      <text:soft-page-break/>
      <text:p text:style-name="Standard">Genre de l'entité : {genreEtab}</text:p>
      <text:p text:style-name="Standard">GN 2 : {gn2}</text:p>
      <text:p text:style-name="Standard">GN 3 : {gn3}</text:p>
      <text:p text:style-name="Standard"/>
      <text:p text:style-name="Standard"/>
      <text:p text:style-name="P66">Descriptif de l'entité:</text:p>
      <text:p text:style-name="Standard"/>
      <text:p text:style-name="Standard">Historique de l'établissement : {historiqueDescriptifEtab}</text:p>
      <text:p text:style-name="Standard">Descriptif général : {descriptifEtab}</text:p>
      <text:p text:style-name="Standard">Dérogations accordées : {derogAccEtab}</text:p>
      <text:p text:style-name="P67">Implantation :</text:p>
      <text:p text:style-name="Standard">Surface emprise au sol (m²) : {surfaceEmpriseSol}</text:p>
      <text:p text:style-name="Standard">SHON (m²) : {SHON}</text:p>
      <text:p text:style-name="Standard">SHOB (m²) : {SHOB}</text:p>
      <text:p text:style-name="Standard">Nombre de niveaux : {nbNiveaux}</text:p>
      <text:p text:style-name="Standard">PBDN (m) : {PBDN}</text:p>
      <text:p text:style-name="Standard">Surface totale (m²) : {surfaceTotale}</text:p>
      <text:p text:style-name="Standard">Surface accessible au public (m²) : {surfaceAccessible}</text:p>
      <text:p text:style-name="P68">Desserte :</text:p>
      <text:p text:style-name="Standard">Nombre de façades<text:s/>accessibles : {nbFacadeAccess}</text:p>
      <text:p text:style-name="Standard">Voie engin : {voieEngin}</text:p>
      <text:p text:style-name="Standard">Voie échelle : {voieEchelle}</text:p>
      <text:p text:style-name="Standard">Espace libre : {espaceLibre}</text:p>
      <text:p text:style-name="P69">Isolement par rapport aux tiers :</text:p>
      <text:p text:style-name="Standard">Latéral CF (heure) : {lateralCF}</text:p>
      <text:p text:style-name="Standard">Superposé CF (heure) : {superposeCF}</text:p>
      <text:p text:style-name="Standard">Vis-à-vis (m) : {visAvis}</text:p>
      <text:p text:style-name="P70">Stabilité au<text:s/>feu :</text:p>
      <text:p text:style-name="Standard">Structure SF (heure) : {structureSF}</text:p>
      <text:p text:style-name="Standard">Plancher SF (heure) : {plancherSF}</text:p>
      <text:p text:style-name="P71">Distribution intérieure :</text:p>
      <text:p text:style-name="Standard">Cloisonnement traditionnel : {cloisonnementTrad}</text:p>
      <text:p text:style-name="Standard">Secteurs : {secteurs}</text:p>
      <text:p text:style-name="Standard">Compartiments : {compartiments}</text:p>
      <text:p text:style-name="P72">Locaux à risques :</text:p>
      <text:p text:style-name="Standard">Nombre de locaux à risques<text:s/>moyens : {locauxRisquesMoyens}</text:p>
      <text:p text:style-name="Standard">Nombre de locaux à risques importants : {locauxRisquesImportants}</text:p>
      <text:p text:style-name="P73">Espaces d'attentes sécurisés :</text:p>
      <text:p text:style-name="Standard">Nombre : {espacesAttentesNombre}</text:p>
      <text:p text:style-name="Standard">Nombre de niveaux concerncés : {espacesAttentesNiveaux}</text:p>
      <text:p text:style-name="P74">Désenfumage :</text:p>
      <text:p text:style-name="Standard">Naturel : {desenfNaturel}</text:p>
      <text:p text:style-name="Standard">Mécanique : {desenfMecanique}</text:p>
      <text:p text:style-name="Standard">Commentaire : {desenfCommentaire}</text:p>
      <text:p text:style-name="P75">Chaufferies :</text:p>
      <text:p text:style-name="Standard">Nombre : {nbChaufferie}</text:p>
      <text:p text:style-name="Standard">Puissance max (kw) : {puissanceMaxChauff}</text:p>
      <text:p text:style-name="Standard">Nombre de chaufferies 30kw : {nbChauff30kw}</text:p>
      <text:p text:style-name="Standard">Nombre de chaufferies 70kw : {nbChauff70kw}</text:p>
      <text:p text:style-name="Standard">Nombre de chaufferies<text:s/>2mw : {nbChauff2mw}</text:p>
      <text:p text:style-name="Standard">Puissance totale (kw) : {puissTotalChaff}</text:p>
      <text:p text:style-name="P76">Localisation des coupures d'énergies :</text:p>
      <text:soft-page-break/>
      <text:p text:style-name="Standard">Gaz : {locGaz}</text:p>
      <text:p text:style-name="Standard">Électricité : {locElectricite}</text:p>
      <text:p text:style-name="Standard">Photovoltaïque : {locPhotovoltaique}</text:p>
      <text:p text:style-name="Standard">Autre : {locAutre}</text:p>
      <text:p text:style-name="P77">Ascenseurs :</text:p>
      <text:p text:style-name="Standard">Nombre ascenseurs total : {nbAscTot}</text:p>
      <text:p text:style-name="Standard">Nombre ascenseurs de type AS4 : {nbAscAS4}</text:p>
      <text:p text:style-name="P78">Moyens de secours :</text:p>
      <text:p text:style-name="Standard">Colonnes sèches : {colSeches}</text:p>
      <text:p text:style-name="Standard">Colonnes humides : {colHumides}</text:p>
      <text:p text:style-name="Standard">RIA : {RIA}</text:p>
      <text:p text:style-name="Standard">Sprinkleur : {sprinkleur}</text:p>
      <text:p text:style-name="Standard">Brouillard d'eau : {brouillardEau}</text:p>
      <text:p text:style-name="P79">PC Sécurité :</text:p>
      <text:p text:style-name="Standard">Présence : {presencePCS}</text:p>
      <text:p text:style-name="Standard">Localisation : {localisationPCS}</text:p>
      <text:p text:style-name="P80">SSI :</text:p>
      <text:p text:style-name="Standard">Présence : {presenceSSI}</text:p>
      <text:p text:style-name="Standard">Catégorie SSI : {catSSI}</text:p>
      <text:p text:style-name="Standard">Alarme type : {alarmeSSI}</text:p>
      <text:p text:style-name="P81">Service de sécurité :</text:p>
      <text:p text:style-name="Standard">Personne qualifiée désignée (EL18) : {persQualEL18}</text:p>
      <text:p text:style-name="Standard">Personnels désignés : {persDesignes}</text:p>
      <text:p text:style-name="Standard">Agent de sécurité : {nbAgentSecu}</text:p>
      <text:p text:style-name="Standard">Chef d'équipe<text:s/>sécurité : {nbChefEquipeSecu}</text:p>
      <text:p text:style-name="Standard">Chef de service sécurité : {nbChefServSecu}</text:p>
      <text:p text:style-name="Standard">Sapeurs Pompiers : {nbSp}</text:p>
      <text:p text:style-name="Standard">Commentaire sur les SP : {commentaireSp}</text:p>
      <text:p text:style-name="P82">Défense incendie :</text:p>
      <text:p text:style-name="Standard">Nombre de point d'eau : {nbPointEau}</text:p>
      <text:p text:style-name="Standard">Volume des points d'eau (m3) : {volumePointEau}</text:p>
      <text:p text:style-name="Standard">Commentaires sur le / les points d'eau naturel : {commentairePointEauNat}</text:p>
      <text:p text:style-name="Standard">PI : {PI}</text:p>
      <text:p text:style-name="Standard">Bi : {BI}</text:p>
      <text:p text:style-name="Standard">Débit simultané (m3/h) : {debitSimultane}</text:p>
      <text:p text:style-name="Standard"/>
      <text:p text:style-name="Standard"/>
      <text:p text:style-name="Standard"/>
      <text:p text:style-name="P83">Informations du père de l'entité (si entité ERP =&gt; infos Site, si entité Cellule =&gt; infos ERP):</text:p>
      <text:p text:style-name="Standard"/>
      <text:p text:style-name="Standard">Libellé de l'entité<text:s/>: {etablissementLibelleP}</text:p>
      <text:p text:style-name="Standard">Activité principale de l'entité : {activitePPere}</text:p>
      <text:p text:style-name="Standard">Type principal de l'entité : {typeLettrePPere}</text:p>
      <text:p text:style-name="Standard">Catégorie de l'entité : {categorieEtabPere}</text:p>
      <text:p text:style-name="Standard">Présence d'extinction automatique à eau : {extinctionAutoP}</text:p>
      <text:p text:style-name="Standard">Genre de l'entité : {genrePere}</text:p>
      <text:p text:style-name="Standard"/>
      <text:p text:style-name="Standard"/>
      <text:p text:style-name="P84">Informations de la commission :</text:p>
      <text:p text:style-name="P85"/>
      <text:p text:style-name="Standard">Libellé de la commission : {libelle_commission}</text:p>
      <text:p text:style-name="Standard">Date de la commission : {date_commEntete}</text:p>
      <text:p text:style-name="Standard"/>
      <text:p text:style-name="P86"/>
      <text:p text:style-name="P87">Liste des textes applicables :</text:p>
      <text:p text:style-name="Standard"/>
      <text:p text:style-name="Standard">[!-- BEGIN texteAppl --]</text:p>
      <text:p text:style-name="Standard">{libelleTexteAppl}</text:p>
      <text:p text:style-name="Standard">[!-- END texteAppl --]</text:p>
      <text:p text:style-name="Standard"/>
      <text:p text:style-name="Standard"/>
      <text:p text:style-name="P88">Liste des documents<text:s/>consultés dans le dossier :</text:p>
      <text:p text:style-name="P89"/>
      <text:p text:style-name="P90">[!-- BEGIN listeDocs --]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{exist}</text:p>
          </table:table-cell>
          <table:table-cell table:style-name="TableCell99">
            <text:p text:style-name="P100">{libelledoc}</text:p>
          </table:table-cell>
          <table:table-cell table:style-name="TableCell101">
            <text:p text:style-name="P102">{refdoc}</text:p>
          </table:table-cell>
          <table:table-cell table:style-name="TableCell103">
            <text:p text:style-name="P104">{datedoc}</text:p>
          </table:table-cell>
        </table:table-row>
      </table:table>
      <text:p text:style-name="P105">[!-- END listeDocs --][!-- BEGIN listeDocsAjout --]</text:p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{exist}</text:p>
          </table:table-cell>
          <table:table-cell table:style-name="TableCell114">
            <text:p text:style-name="P115">{libelledoc}</text:p>
          </table:table-cell>
          <table:table-cell table:style-name="TableCell116">
            <text:p text:style-name="P117">{refdoc}</text:p>
          </table:table-cell>
          <table:table-cell table:style-name="TableCell118">
            <text:p text:style-name="P119">{datedoc}</text:p>
          </table:table-cell>
        </table:table-row>
      </table:table>
      <text:p text:style-name="P120">[!-- END listeDocsAjout --]</text:p>
      <text:p text:style-name="P121"/>
      <text:p text:style-name="P122"/>
      <text:p text:style-name="P123">Liste des prescriptions dans le<text:s/>dossier:</text:p>
      <text:p text:style-name="P124"/>
      <text:p text:style-name="P125"/>
      <text:p text:style-name="P126">[!-- BEGIN listeReg --]</text:p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{textearticle}</text:p>
          </table:table-cell>
          <table:table-cell table:style-name="TableCell134">
            <text:p text:style-name="P135"/>
          </table:table-cell>
          <table:table-cell table:style-name="TableCell136">
            <text:p text:style-name="P137">{libelle}</text:p>
          </table:table-cell>
        </table:table-row>
      </table:table>
      <text:p text:style-name="P138">[!-- END listeReg --]</text:p>
      <text:p text:style-name="P139"/>
      <text:p text:style-name="P140"/>
      <text:p text:style-name="P141">[!-- BEGIN listeExploitation --]</text:p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{textearticle}</text:p>
          </table:table-cell>
          <table:table-cell table:style-name="TableCell149">
            <text:p text:style-name="P150">{num}</text:p>
          </table:table-cell>
          <table:table-cell table:style-name="TableCell151">
            <text:p text:style-name="P152">{libelle}</text:p>
          </table:table-cell>
        </table:table-row>
      </table:table>
      <text:p text:style-name="P153">[!-- END listeExploitation --]</text:p>
      <text:p text:style-name="P154"/>
      <text:p text:style-name="P155"/>
      <text:p text:style-name="P156">[!-- BEGIN listeAmelioration --]</text:p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{textearticle}</text:p>
          </table:table-cell>
          <table:table-cell table:style-name="TableCell164">
            <text:p text:style-name="P165">{num}</text:p>
          </table:table-cell>
          <table:table-cell table:style-name="TableCell166">
            <text:p text:style-name="P167">{libelle}</text:p>
          </table:table-cell>
        </table:table-row>
      </table:table>
      <text:p text:style-name="P168">[!--<text:s/>END listeAmelioration --]</text:p>
      <text:p text:style-name="P169"/>
      <text:p text:style-name="P170"/>
      <text:p text:style-name="P171"/>
      <text:p text:style-name="P172"/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ecourant" style:display-name="Texte courant" style:family="paragraph" style:parent-style-name="Standard">
      <style:paragraph-properties>
        <style:tab-stops>
          <style:tab-stop style:type="left" style:position="2.1375in"/>
          <style:tab-stop style:type="left" style:position="3.9819in"/>
          <style:tab-stop style:type="left" style:position="4.6423in"/>
        </style:tab-stops>
      </style:paragraph-properties>
      <style:text-properties style:font-name="Arial" fo:font-size="10.5pt" style:font-size-asian="10.5pt"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NOWSKI Remi</dc:creator>
    <meta:creation-date>2012-09-17T15:35:00Z</meta:creation-date>
    <dc:date>2015-11-17T10:06:00Z</dc:date>
    <meta:template xlink:href="Normal.dotm" xlink:type="simple"/>
    <meta:editing-cycles>169</meta:editing-cycles>
    <meta:editing-duration>PT22680S</meta:editing-duration>
    <meta:document-statistic meta:page-count="5" meta:paragraph-count="14" meta:word-count="1127" meta:character-count="7313" meta:row-count="51" meta:non-whitespace-character-count="6200"/>
  </office:meta>
</office:document-meta>
</file>